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officeooo:paragraph-rsid="002a2ee1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officeooo:paragraph-rsid="0031b82b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paragraph-rsid="0039436e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paragraph-rsid="00376d50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paragraph-rsid="003f973f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rsid="0022ce70" officeooo:paragraph-rsid="0022ce70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rsid="00238f39" officeooo:paragraph-rsid="00238f39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rsid="00248c36" officeooo:paragraph-rsid="00248c36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24927a" officeooo:paragraph-rsid="0024927a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264c4a" officeooo:paragraph-rsid="00264c4a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27b3d0" officeooo:paragraph-rsid="0024927a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27b3d0" officeooo:paragraph-rsid="0027b3d0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officeooo:rsid="0029ff4b" officeooo:paragraph-rsid="002a2ee1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Ubuntu" fo:font-size="13pt" officeooo:rsid="002a2ee1" officeooo:paragraph-rsid="002a2ee1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Ubuntu" fo:font-size="13pt" officeooo:rsid="002a2ee1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Ubuntu" fo:font-size="13pt" officeooo:rsid="002deaa6" officeooo:paragraph-rsid="002deaa6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30b7d0" officeooo:paragraph-rsid="0030b7d0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31b82b" officeooo:paragraph-rsid="0031b82b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Ubuntu" fo:font-size="13pt" officeooo:rsid="0033b416" officeooo:paragraph-rsid="0033b416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Ubuntu" fo:font-size="13pt" officeooo:rsid="00300e6e" officeooo:paragraph-rsid="00300e6e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Ubuntu" fo:font-size="13pt" officeooo:rsid="00300e6e" style:font-size-asian="13pt" style:font-size-complex="13pt"/>
    </style:style>
    <style:style style:name="P23" style:family="paragraph" style:parent-style-name="Standard">
      <style:paragraph-properties fo:line-height="150%"/>
      <style:text-properties style:font-name="Ubuntu" fo:font-size="13pt" officeooo:rsid="003650f8" officeooo:paragraph-rsid="003650f8" style:font-size-asian="13pt" style:font-size-complex="13pt"/>
    </style:style>
    <style:style style:name="P24" style:family="paragraph" style:parent-style-name="Standard">
      <style:paragraph-properties fo:line-height="150%"/>
      <style:text-properties style:font-name="Ubuntu" fo:font-size="13pt" officeooo:rsid="00376d50" officeooo:paragraph-rsid="00376d50" style:font-size-asian="13pt" style:font-size-complex="13pt"/>
    </style:style>
    <style:style style:name="P25" style:family="paragraph" style:parent-style-name="Standard">
      <style:paragraph-properties fo:line-height="150%"/>
      <style:text-properties style:font-name="Ubuntu" fo:font-size="13pt" officeooo:rsid="0039436e" officeooo:paragraph-rsid="0039436e" style:font-size-asian="13pt" style:font-size-complex="13pt"/>
    </style:style>
    <style:style style:name="P26" style:family="paragraph" style:parent-style-name="Standard">
      <style:paragraph-properties fo:line-height="150%"/>
      <style:text-properties style:font-name="Ubuntu" fo:font-size="13pt" officeooo:rsid="0039da69" officeooo:paragraph-rsid="0039da69" style:font-size-asian="13pt" style:font-size-complex="13pt"/>
    </style:style>
    <style:style style:name="P27" style:family="paragraph" style:parent-style-name="Standard">
      <style:paragraph-properties fo:line-height="150%"/>
      <style:text-properties style:font-name="Ubuntu" fo:font-size="13pt" officeooo:rsid="003b3fb9" officeooo:paragraph-rsid="003b3fb9" style:font-size-asian="13pt" style:font-size-complex="13pt"/>
    </style:style>
    <style:style style:name="P28" style:family="paragraph" style:parent-style-name="Standard">
      <style:paragraph-properties fo:line-height="150%"/>
      <style:text-properties style:font-name="Ubuntu" fo:font-size="13pt" officeooo:rsid="003ce2e0" officeooo:paragraph-rsid="003ce2e0" style:font-size-asian="13pt" style:font-size-complex="13pt"/>
    </style:style>
    <style:style style:name="P29" style:family="paragraph" style:parent-style-name="Standard">
      <style:paragraph-properties fo:line-height="150%"/>
      <style:text-properties style:font-name="Ubuntu" fo:font-size="13pt" officeooo:rsid="003e25f2" officeooo:paragraph-rsid="003e25f2" style:font-size-asian="13pt" style:font-size-complex="13pt"/>
    </style:style>
    <style:style style:name="P30" style:family="paragraph" style:parent-style-name="Standard">
      <style:paragraph-properties fo:line-height="150%"/>
      <style:text-properties style:font-name="Ubuntu" fo:font-size="13pt" officeooo:rsid="00402bad" officeooo:paragraph-rsid="00402bad" style:font-size-asian="13pt" style:font-size-complex="13pt"/>
    </style:style>
    <style:style style:name="P31" style:family="paragraph" style:parent-style-name="Standard">
      <style:paragraph-properties fo:line-height="150%"/>
      <style:text-properties style:font-name="Ubuntu" fo:font-size="13pt" officeooo:rsid="0022ce70" officeooo:paragraph-rsid="0022ce70" fo:background-color="#eeeeee" style:font-size-asian="13pt" style:font-size-complex="13pt"/>
    </style:style>
    <style:style style:name="P32" style:family="paragraph" style:parent-style-name="Standard">
      <style:paragraph-properties fo:line-height="150%"/>
      <style:text-properties style:font-name="Ubuntu" fo:font-size="13pt" fo:background-color="#eeeeee" style:font-size-asian="13pt" style:font-size-complex="13pt"/>
    </style:style>
    <style:style style:name="P33" style:family="paragraph" style:parent-style-name="Standard">
      <style:paragraph-properties fo:line-height="150%"/>
      <style:text-properties style:font-name="Ubuntu" fo:font-size="13pt" officeooo:paragraph-rsid="0039436e" fo:background-color="#eeeeee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Ubuntu" fo:font-size="13pt" officeooo:paragraph-rsid="004079ee" fo:background-color="#eeeeee" style:font-size-asian="13pt" style:font-size-complex="13pt"/>
    </style:style>
    <style:style style:name="P35" style:family="paragraph" style:parent-style-name="Standard">
      <style:paragraph-properties fo:line-height="150%"/>
      <style:text-properties style:font-name="Ubuntu" fo:font-size="13pt" officeooo:paragraph-rsid="0041d352" fo:background-color="#eeeeee" style:font-size-asian="13pt" style:font-size-complex="13pt"/>
    </style:style>
    <style:style style:name="P36" style:family="paragraph" style:parent-style-name="Standard">
      <style:paragraph-properties fo:line-height="150%"/>
      <style:text-properties style:font-name="Ubuntu" fo:font-size="13pt" officeooo:rsid="00248c36" officeooo:paragraph-rsid="00248c36" fo:background-color="#eeeeee" style:font-size-asian="13pt" style:font-size-complex="13pt"/>
    </style:style>
    <style:style style:name="P37" style:family="paragraph" style:parent-style-name="Standard">
      <style:paragraph-properties fo:line-height="150%"/>
      <style:text-properties style:font-name="Ubuntu" fo:font-size="13pt" officeooo:rsid="0024927a" officeooo:paragraph-rsid="0024927a" fo:background-color="#eeeeee" style:font-size-asian="13pt" style:font-size-complex="13pt"/>
    </style:style>
    <style:style style:name="P38" style:family="paragraph" style:parent-style-name="Standard">
      <style:paragraph-properties fo:line-height="150%"/>
      <style:text-properties style:font-name="Ubuntu" fo:font-size="13pt" officeooo:rsid="0024927a" officeooo:paragraph-rsid="0027b3d0" fo:background-color="#eeeeee" style:font-size-asian="13pt" style:font-size-complex="13pt"/>
    </style:style>
    <style:style style:name="P39" style:family="paragraph" style:parent-style-name="Standard">
      <style:paragraph-properties fo:line-height="150%"/>
      <style:text-properties style:font-name="Ubuntu" fo:font-size="13pt" officeooo:rsid="0024927a" officeooo:paragraph-rsid="002a2ee1" fo:background-color="#eeeeee" style:font-size-asian="13pt" style:font-size-complex="13pt"/>
    </style:style>
    <style:style style:name="P40" style:family="paragraph" style:parent-style-name="Standard">
      <style:paragraph-properties fo:line-height="150%"/>
      <style:text-properties style:font-name="Ubuntu" fo:font-size="13pt" officeooo:rsid="0024927a" officeooo:paragraph-rsid="002bfd3f" fo:background-color="#eeeeee" style:font-size-asian="13pt" style:font-size-complex="13pt"/>
    </style:style>
    <style:style style:name="P41" style:family="paragraph" style:parent-style-name="Standard">
      <style:paragraph-properties fo:line-height="150%"/>
      <style:text-properties style:font-name="Ubuntu" fo:font-size="13pt" officeooo:rsid="0024927a" officeooo:paragraph-rsid="002deaa6" fo:background-color="#eeeeee" style:font-size-asian="13pt" style:font-size-complex="13pt"/>
    </style:style>
    <style:style style:name="P42" style:family="paragraph" style:parent-style-name="Standard">
      <style:paragraph-properties fo:line-height="150%"/>
      <style:text-properties style:font-name="Ubuntu" fo:font-size="13pt" officeooo:rsid="0024927a" officeooo:paragraph-rsid="003650f8" fo:background-color="#eeeeee" style:font-size-asian="13pt" style:font-size-complex="13pt"/>
    </style:style>
    <style:style style:name="P43" style:family="paragraph" style:parent-style-name="Standard">
      <style:paragraph-properties fo:line-height="150%"/>
      <style:text-properties style:font-name="Ubuntu" fo:font-size="13pt" officeooo:rsid="00264c4a" officeooo:paragraph-rsid="0027b3d0" fo:background-color="#eeeeee" style:font-size-asian="13pt" style:font-size-complex="13pt"/>
    </style:style>
    <style:style style:name="P44" style:family="paragraph" style:parent-style-name="Standard">
      <style:paragraph-properties fo:line-height="150%"/>
      <style:text-properties style:font-name="Ubuntu" fo:font-size="13pt" officeooo:rsid="00300e6e" officeooo:paragraph-rsid="00300e6e" fo:background-color="#eeeeee" style:font-size-asian="13pt" style:font-size-complex="13pt"/>
    </style:style>
    <style:style style:name="P45" style:family="paragraph" style:parent-style-name="Standard">
      <style:paragraph-properties fo:line-height="150%"/>
      <style:text-properties style:font-name="Ubuntu" fo:font-size="13pt" officeooo:rsid="003650f8" officeooo:paragraph-rsid="003650f8" fo:background-color="#eeeeee" style:font-size-asian="13pt" style:font-size-complex="13pt"/>
    </style:style>
    <style:style style:name="P46" style:family="paragraph" style:parent-style-name="Standard">
      <style:paragraph-properties fo:line-height="150%"/>
      <style:text-properties style:font-name="Ubuntu" fo:font-size="13pt" officeooo:rsid="003650f8" officeooo:paragraph-rsid="00376d50" fo:background-color="#eeeeee" style:font-size-asian="13pt" style:font-size-complex="13pt"/>
    </style:style>
    <style:style style:name="P47" style:family="paragraph" style:parent-style-name="Standard">
      <style:paragraph-properties fo:line-height="150%"/>
      <style:text-properties style:font-name="Ubuntu" fo:font-size="13pt" officeooo:rsid="00376d50" officeooo:paragraph-rsid="00376d50" fo:background-color="#eeeeee" style:font-size-asian="13pt" style:font-size-complex="13pt"/>
    </style:style>
    <style:style style:name="P48" style:family="paragraph" style:parent-style-name="Standard">
      <style:paragraph-properties fo:line-height="150%"/>
      <style:text-properties style:font-name="Ubuntu" fo:font-size="13pt" officeooo:rsid="0039da69" officeooo:paragraph-rsid="0039da69" fo:background-color="#eeeeee" style:font-size-asian="13pt" style:font-size-complex="13pt"/>
    </style:style>
    <style:style style:name="P49" style:family="paragraph" style:parent-style-name="Standard">
      <style:paragraph-properties fo:line-height="150%"/>
      <style:text-properties style:font-name="Ubuntu" fo:font-size="13pt" officeooo:rsid="003b3fb9" officeooo:paragraph-rsid="003b3fb9" fo:background-color="#eeeeee" style:font-size-asian="13pt" style:font-size-complex="13pt"/>
    </style:style>
    <style:style style:name="P50" style:family="paragraph" style:parent-style-name="Standard">
      <style:paragraph-properties fo:line-height="150%"/>
      <style:text-properties style:font-name="Ubuntu" fo:font-size="13pt" officeooo:rsid="0039436e" officeooo:paragraph-rsid="0039436e" fo:background-color="#eeeeee" style:font-size-asian="13pt" style:font-size-complex="13pt"/>
    </style:style>
    <style:style style:name="P51" style:family="paragraph" style:parent-style-name="Standard">
      <style:paragraph-properties fo:line-height="150%"/>
      <style:text-properties style:font-name="Ubuntu" fo:font-size="13pt" officeooo:rsid="00402bad" officeooo:paragraph-rsid="00402bad" fo:background-color="#eeeeee" style:font-size-asian="13pt" style:font-size-complex="13pt"/>
    </style:style>
    <style:style style:name="P52" style:family="paragraph" style:parent-style-name="Standard">
      <style:paragraph-properties fo:line-height="150%"/>
      <style:text-properties style:font-name="Ubuntu" fo:font-size="13pt" fo:font-weight="bold" officeooo:rsid="0030b7d0" officeooo:paragraph-rsid="0030b7d0" style:font-size-asian="13pt" style:font-weight-asian="bold" style:font-size-complex="13pt" style:font-weight-complex="bold"/>
    </style:style>
    <style:style style:name="P53" style:family="paragraph" style:parent-style-name="Standard">
      <style:paragraph-properties fo:line-height="150%"/>
      <style:text-properties style:font-name="Ubuntu" fo:font-size="13pt" fo:font-weight="bold" officeooo:rsid="0029ff4b" officeooo:paragraph-rsid="0029ff4b" style:font-size-asian="13pt" style:font-weight-asian="bold" style:font-size-complex="13pt" style:font-weight-complex="bold"/>
    </style:style>
    <style:style style:name="P54" style:family="paragraph" style:parent-style-name="Standard">
      <style:paragraph-properties fo:line-height="150%"/>
      <style:text-properties style:font-name="Ubuntu" fo:font-size="13pt" fo:font-weight="bold" officeooo:rsid="003650f8" officeooo:paragraph-rsid="003650f8" style:font-size-asian="13pt" style:font-weight-asian="bold" style:font-size-complex="13pt" style:font-weight-complex="bold"/>
    </style:style>
    <style:style style:name="P55" style:family="paragraph" style:parent-style-name="Standard">
      <style:paragraph-properties fo:line-height="150%"/>
      <style:text-properties style:font-name="Ubuntu" fo:font-size="13pt" fo:font-weight="bold" officeooo:rsid="003f973f" officeooo:paragraph-rsid="003f973f" style:font-size-asian="13pt" style:font-weight-asian="bold" style:font-size-complex="13pt" style:font-weight-complex="bold"/>
    </style:style>
    <style:style style:name="P56" style:family="paragraph" style:parent-style-name="Standard">
      <style:paragraph-properties fo:line-height="150%"/>
      <style:text-properties style:font-name="Ubuntu" fo:font-size="13pt" fo:font-weight="bold" officeooo:rsid="0041d352" officeooo:paragraph-rsid="0041d352" style:font-size-asian="13pt" style:font-weight-asian="bold" style:font-size-complex="13pt" style:font-weight-complex="bold"/>
    </style:style>
    <style:style style:name="P57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58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59" style:family="paragraph" style:parent-style-name="Heading_20_3">
      <style:paragraph-properties fo:line-height="150%" fo:text-align="center" style:justify-single-word="false"/>
      <style:text-properties style:font-name="Ubuntu" officeooo:paragraph-rsid="0039da69"/>
    </style:style>
    <style:style style:name="P60" style:family="paragraph" style:parent-style-name="Heading_20_3">
      <style:paragraph-properties fo:line-height="150%" fo:text-align="center" style:justify-single-word="false"/>
      <style:text-properties style:font-name="Ubuntu" officeooo:rsid="002a2ee1" officeooo:paragraph-rsid="002a2ee1"/>
    </style:style>
    <style:style style:name="P61" style:family="paragraph" style:parent-style-name="Standard">
      <style:paragraph-properties fo:line-height="150%"/>
      <style:text-properties style:font-name="Ubuntu" fo:font-size="13pt" officeooo:rsid="00300e6e" officeooo:paragraph-rsid="00300e6e" fo:background-color="#eeeeee" style:font-size-asian="13pt" style:font-size-complex="13pt"/>
    </style:style>
    <style:style style:name="P62" style:family="paragraph" style:parent-style-name="Standard">
      <style:paragraph-properties fo:line-height="150%"/>
      <style:text-properties style:font-name="Ubuntu" fo:font-size="13pt" officeooo:rsid="0039da69" officeooo:paragraph-rsid="0039da69" fo:background-color="#eeeeee" style:font-size-asian="13pt" style:font-size-complex="13pt"/>
    </style:style>
    <style:style style:name="P63" style:family="paragraph" style:parent-style-name="Standard">
      <style:paragraph-properties fo:line-height="150%"/>
      <style:text-properties style:font-name="Ubuntu" fo:font-size="13pt" fo:font-weight="bold" officeooo:rsid="00402bad" officeooo:paragraph-rsid="00402bad" style:font-size-asian="13pt" style:font-weight-asian="bold" style:font-size-complex="13pt" style:font-weight-complex="bold"/>
    </style:style>
    <style:style style:name="P64" style:family="paragraph" style:parent-style-name="Standard">
      <style:paragraph-properties fo:line-height="150%"/>
      <style:text-properties style:font-name="Ubuntu" fo:font-size="13pt" officeooo:rsid="0004baed" style:font-size-asian="13pt" style:font-size-complex="13pt"/>
    </style:style>
    <style:style style:name="P65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b7d0" style:font-weight-asian="bold" style:font-weight-complex="bold"/>
    </style:style>
    <style:style style:name="T3" style:family="text">
      <style:text-properties fo:font-weight="bold" officeooo:rsid="003f973f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64c4a" fo:background-color="transparent" loext:char-shading-value="0"/>
    </style:style>
    <style:style style:name="T6" style:family="text">
      <style:text-properties officeooo:rsid="002a2ee1" fo:background-color="transparent" loext:char-shading-value="0"/>
    </style:style>
    <style:style style:name="T7" style:family="text">
      <style:text-properties officeooo:rsid="004079ee" fo:background-color="transparent" loext:char-shading-value="0"/>
    </style:style>
    <style:style style:name="T8" style:family="text">
      <style:text-properties officeooo:rsid="0041d352" fo:background-color="transparent" loext:char-shading-value="0"/>
    </style:style>
    <style:style style:name="T9" style:family="text">
      <style:text-properties fo:background-color="#eeeeee" loext:char-shading-value="0"/>
    </style:style>
    <style:style style:name="T10" style:family="text">
      <style:text-properties officeooo:rsid="00264c4a" fo:background-color="#eeeeee" loext:char-shading-value="0"/>
    </style:style>
    <style:style style:name="T11" style:family="text">
      <style:text-properties officeooo:rsid="002deaa6" fo:background-color="#eeeeee" loext:char-shading-value="0"/>
    </style:style>
    <style:style style:name="T12" style:family="text">
      <style:text-properties officeooo:rsid="00300e6e" fo:background-color="#eeeeee" loext:char-shading-value="0"/>
    </style:style>
    <style:style style:name="T13" style:family="text">
      <style:text-properties officeooo:rsid="00376d50" fo:background-color="#eeeeee" loext:char-shading-value="0"/>
    </style:style>
    <style:style style:name="T14" style:family="text">
      <style:text-properties officeooo:rsid="00264c4a"/>
    </style:style>
    <style:style style:name="T15" style:family="text">
      <style:text-properties officeooo:rsid="0027b3d0"/>
    </style:style>
    <style:style style:name="T16" style:family="text">
      <style:text-properties officeooo:rsid="0029ff4b"/>
    </style:style>
    <style:style style:name="T17" style:family="text">
      <style:text-properties fo:font-weight="normal" officeooo:rsid="0031b82b" style:font-weight-asian="normal" style:font-weight-complex="normal"/>
    </style:style>
    <style:style style:name="T18" style:family="text">
      <style:text-properties officeooo:rsid="002a2ee1"/>
    </style:style>
    <style:style style:name="T19" style:family="text">
      <style:text-properties officeooo:rsid="002deaa6"/>
    </style:style>
    <style:style style:name="T20" style:family="text">
      <style:text-properties officeooo:rsid="0030b7d0"/>
    </style:style>
    <style:style style:name="T21" style:family="text">
      <style:text-properties officeooo:rsid="003650f8"/>
    </style:style>
    <style:style style:name="T22" style:family="text">
      <style:text-properties officeooo:rsid="00376d50"/>
    </style:style>
    <style:style style:name="T23" style:family="text">
      <style:text-properties officeooo:rsid="0039436e"/>
    </style:style>
    <style:style style:name="T24" style:family="text">
      <style:text-properties officeooo:rsid="0039da69"/>
    </style:style>
    <style:style style:name="T25" style:family="text">
      <style:text-properties officeooo:rsid="003b3fb9"/>
    </style:style>
    <style:style style:name="T26" style:family="text">
      <style:text-properties officeooo:rsid="003ce2e0"/>
    </style:style>
    <style:style style:name="T27" style:family="text">
      <style:text-properties officeooo:rsid="003e25f2"/>
    </style:style>
    <style:style style:name="T28" style:family="text">
      <style:text-properties officeooo:rsid="003f973f"/>
    </style:style>
    <style:style style:name="T29" style:family="text">
      <style:text-properties officeooo:rsid="004079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2">React Router</text:h>
      <text:p text:style-name="P7">É uma biblioteca do react que permite implementar navegação entre paginas sem recarregar a pagina inteira. Permite alterar o conteúdo da tela de forma dinâmica.</text:p>
      <text:p text:style-name="P1"/>
      <text:p text:style-name="P7"><text:span text:style-name="T1">Roteamento baseado em URL:</text:span> Define rotas que renderizam diferentes componentes com base na URL atual.</text:p>
      <text:p text:style-name="P7"><text:span text:style-name="T1">Navegação Declarativa:</text:span> Usa componentes como &lt;Link&gt; em vez de tags &lt;a&gt; para navegação sem recarregar a pagina.</text:p>
      <text:p text:style-name="P7"><text:span text:style-name="T1">Rotas Aninhadas:</text:span> Permite definir rotas dentro de outras rotas.</text:p>
      <text:p text:style-name="P7"><text:span text:style-name="T1">Rotas DInâmicas:</text:span> Suporta parametros nas rotas, como /users/:id.</text:p>
      <text:p text:style-name="P7"><text:span text:style-name="T1">Proteção de Rotas (route guarding):</text:span> Pode ser usado com autenticação para proteger paginas.</text:p>
      <text:p text:style-name="P1"/>
      <text:p text:style-name="P7"><text:span text:style-name="T1">Ex:</text:span> </text:p>
      <text:p text:style-name="P32">import { BrowserRouter, Routes, Route, Link } from 'react-router-dom'</text:p>
      <text:p text:style-name="P32"/>
      <text:p text:style-name="P31">function App() {</text:p>
      <text:p text:style-name="P31"><text:span text:style-name="T4"><text:tab/></text:span>return (</text:p>
      <text:p text:style-name="P31"><text:span text:style-name="T4"><text:tab/><text:tab/></text:span>&lt;BrowserRouter&gt;</text:p>
      <text:p text:style-name="P31"><text:span text:style-name="T4"><text:tab/><text:tab/><text:tab/></text:span>&lt;nav&gt;</text:p>
      <text:p text:style-name="P31"><text:span text:style-name="T4"><text:tab/><text:tab/><text:tab/><text:tab/></text:span>&lt;Link to=”/”&gt;Home&lt;/Link&gt;</text:p>
      <text:p text:style-name="P31"><text:span text:style-name="T4"><text:tab/><text:tab/><text:tab/><text:tab/></text:span>&lt;Link to=”/sobre”&gt;Sobre&lt;/Link&gt;<text:tab/></text:p>
      <text:p text:style-name="P31"><text:span text:style-name="T4"><text:tab/><text:tab/><text:tab/></text:span>&lt;/nav&gt;</text:p>
      <text:p text:style-name="P31"/>
      <text:p text:style-name="P31"><text:span text:style-name="T4"><text:tab/><text:tab/><text:tab/></text:span>&lt;Routes&gt;</text:p>
      <text:p text:style-name="P31"><text:span text:style-name="T4"><text:tab/><text:tab/><text:tab/><text:tab/></text:span>&lt;Route path=”/” element={&lt;Home /&gt;} /&gt;</text:p>
      <text:p text:style-name="P31"><text:span text:style-name="T4"><text:s text:c="2"/><text:tab/><text:tab/><text:tab/><text:tab/></text:span>&lt;Route path=”/sobre” element={&lt;Sobre /&gt;} /&gt;</text:p>
      <text:p text:style-name="P31"><text:span text:style-name="T4"><text:tab/><text:tab/><text:tab/></text:span>&lt;/Routes&gt;</text:p>
      <text:p text:style-name="P31"><text:span text:style-name="T4"><text:tab/><text:tab/></text:span>&lt;/BrowserRouter&gt;</text:p>
      <text:p text:style-name="P31"><text:soft-page-break/><text:span text:style-name="T4"><text:tab/></text:span>)</text:p>
      <text:p text:style-name="P31">}</text:p>
      <text:p text:style-name="P1"/>
      <text:p text:style-name="P31">function Home() {</text:p>
      <text:p text:style-name="P31"><text:span text:style-name="T4"><text:tab/></text:span>return &lt;h1&gt;Bem-vindo a Home&lt;/h1&gt;</text:p>
      <text:p text:style-name="P31">}</text:p>
      <text:p text:style-name="P31"/>
      <text:p text:style-name="P31">function Sobre() {</text:p>
      <text:p text:style-name="P31"><text:span text:style-name="T4"><text:tab/></text:span>return &lt;h1&gt;Sobre Mim&lt;/h1&gt;</text:p>
      <text:p text:style-name="P31">}</text:p>
      <text:p text:style-name="P8">__________________________________________________________________________</text:p>
      <text:h text:style-name="P57" text:outline-level="2">Hora de Codar</text:h>
      <text:p text:style-name="P9">É o pacote mais utilizado para criar rotas em uma aplicação react.</text:p>
      <text:p text:style-name="P9"/>
      <text:p text:style-name="P9">Cada rota é uma pagina, rota é a nome<text:span text:style-name="T14">n</text:span>clatura utilizada, ou seja, permite o app SPA ter múltiplas paginas.</text:p>
      <text:p text:style-name="P9"/>
      <text:p text:style-name="P9">É preciso instalar e configurar no projeto.</text:p>
      <text:p text:style-name="P9"/>
      <text:p text:style-name="P9">Há diversas <text:s/>funcionalidades no react router: redirecionamento, rotas aninhadas , 404 e etc.</text:p>
      <text:h text:style-name="P58" text:outline-level="3">Instalação</text:h>
      <text:p text:style-name="P36">npm install react-router-dom </text:p>
      <text:h text:style-name="P58" text:outline-level="3">Configuração</text:h>
      <text:p text:style-name="P11">É configurado no <text:span text:style-name="T9">main.jsx</text:span></text:p>
      <text:p text:style-name="P1"/>
      <text:p text:style-name="P11"><text:span text:style-name="T1">Importando as funcionalidades:</text:span> </text:p>
      <text:p text:style-name="P36">import { createBrowserRouter, RouterProvider } from “react-router-dom” </text:p>
      <text:p text:style-name="P1"/>
      <text:p text:style-name="P11"><text:soft-page-break/><text:span text:style-name="T1">Importar as paginas:</text:span> Essa é a primeira coisa a se fazer</text:p>
      <text:p text:style-name="P37">import <text:span text:style-name="T14">Home</text:span> from “./caminho/<text:span text:style-name="T14">Home</text:span>” </text:p>
      <text:p text:style-name="P10"><text:span text:style-name="T9">import Pagina2 from “./caminho2/</text:span><text:span text:style-name="T10">Pagina2</text:span><text:span text:style-name="T9">” </text:span></text:p>
      <text:p text:style-name="P10"/>
      <text:p text:style-name="P13">Depois é preciso criar uma constante colocando a função createBrowserRouter:</text:p>
      <text:p text:style-name="P38">const router = createBrowserRouter() </text:p>
      <text:p text:style-name="P13"/>
      <text:p text:style-name="P13">Dentro da função será passado um array de objetos com as rotas (paginas) configuradas, onde cada rota vai ser um objeto:</text:p>
      <text:p text:style-name="P38">const router = createBrowserRouter([</text:p>
      <text:p text:style-name="P38"><text:span text:style-name="T4"><text:s text:c="4"/></text:span><text:span text:style-name="T14">{path: “/”, element: &lt;Home /&gt;},</text:span> </text:p>
      <text:p text:style-name="P38"><text:span text:style-name="T5"><text:s text:c="4"/></text:span><text:span text:style-name="T14">{path: “pagina2”,</text:span> <text:span text:style-name="T14">element: &lt;Pagina2/&gt;}</text:span></text:p>
      <text:p text:style-name="P38">]) </text:p>
      <text:p text:style-name="P13"/>
      <text:p text:style-name="P13"><text:span text:style-name="T1">path:</text:span> É o caminho até a pagina</text:p>
      <text:p text:style-name="P13"><text:span text:style-name="T1">element:</text:span> Vai ser o componente principal da pagina, ou seja, o nome da pagina</text:p>
      <text:p text:style-name="P12"/>
      <text:p text:style-name="P13">Para fazer tudo funcionar, ainda no main.jsx, é preciso tirar o &lt;App /&gt; e colocar o RouterProvider contendo uma propriedade que receberá a constante router:</text:p>
      <text:p text:style-name="P43">&lt;React.StrictMode&gt;</text:p>
      <text:p text:style-name="P43"><text:span text:style-name="T4"><text:s text:c="4"/></text:span>&lt;RouterProvider <text:span text:style-name="T15">router={router}</text:span> /&gt;</text:p>
      <text:p text:style-name="P43">&lt;/React.StrictMode&gt;</text:p>
      <text:p text:style-name="P1"/>
      <text:p text:style-name="P13">Com isso a aplicação estará ciente das paginas. Da estrutura do react-router.</text:p>
      <text:p text:style-name="P1"/>
      <text:p text:style-name="P1"/>
      <text:p text:style-name="P1"/>
      <text:h text:style-name="P60" text:outline-level="3"><text:soft-page-break/>Reaproveitamento de Estrutura</text:h>
      <text:p text:style-name="P18">No App.jsx será colocado o Outlet, ele permite reaproveitar a pagina e fazer com que apenas uma área mude e não a pagina inteira. Onde ele estiver é onde o conteúdo vai ser alterado.</text:p>
      <text:p text:style-name="P15"/>
      <text:p text:style-name="P18"><text:span text:style-name="T1">Importá-lo:</text:span> <text:span text:style-name="T9">import { Outlet } from “react-router-dom” </text:span></text:p>
      <text:p text:style-name="P15"/>
      <text:p text:style-name="P14"><text:span text:style-name="T1">&lt;</text:span><text:span text:style-name="T2">Outlet /&gt;:</text:span><text:span text:style-name="T20"> É onde o conteúdo do router será colocado, ou seja, onde o conteúdo vai ser dinâmico, o que vai mudar quando clicar para mudar de paginas / seção.</text:span></text:p>
      <text:p text:style-name="P14"/>
      <text:p text:style-name="P52">Ex: <text:span text:style-name="T17">O Titulo e o Footer se manterão estático, enquanto que apenas onde o Outlet esta vai ser dinâmico, vai mudar.</text:span></text:p>
      <text:p text:style-name="P53"/>
      <text:p text:style-name="P32">&lt;<text:span text:style-name="T16">h1&gt;Titulo&lt;/h1&gt; </text:span></text:p>
      <text:p text:style-name="P32"><text:span text:style-name="T4"><text:s text:c="4"/></text:span>&lt;<text:span text:style-name="T16">Outlet /&gt; </text:span></text:p>
      <text:p text:style-name="P32">&lt;<text:span text:style-name="T16">p&gt;Footer&lt;/p&gt; </text:span></text:p>
      <text:p text:style-name="P1"/>
      <text:p text:style-name="P19">Para fazer isso funcionar, a configuração no main.jsx precisará mudar, já que as paginas serão renderizadas como filhas. Agora as paginas ficam no array da propriedade children e o element é o &lt;App /&gt;. É preciso fazer isso para que a hierarquia seja respeitada:</text:p>
      <text:p text:style-name="P16"/>
      <text:p text:style-name="P39">const router = createBrowserRouter([</text:p>
      <text:p text:style-name="P39"><text:span text:style-name="T4"><text:s text:c="4"/></text:span><text:span text:style-name="T14">{path: “/”, element: &lt;</text:span><text:span text:style-name="T18">App</text:span><text:span text:style-name="T14"> /&gt;, </text:span><text:span text:style-name="T18">children: [</text:span></text:p>
      <text:p text:style-name="P40"><text:span text:style-name="T4"><text:s text:c="8"/></text:span><text:span text:style-name="T14">{path: “/”, element: &lt;Home /&gt;}</text:span><text:span text:style-name="T18">,</text:span></text:p>
      <text:p text:style-name="P40"><text:span text:style-name="T4"><text:s text:c="8"/></text:span><text:span text:style-name="T14">{path: “pagina2”,</text:span> <text:span text:style-name="T14">element: &lt;Pagina2/&gt;}</text:span></text:p>
      <text:p text:style-name="P39"><text:span text:style-name="T6"><text:s text:c="4"/></text:span><text:span text:style-name="T18">]</text:span><text:span text:style-name="T14">}</text:span></text:p>
      <text:p text:style-name="P39">]) </text:p>
      <text:p text:style-name="P2"/>
      <text:p text:style-name="P3"/>
      <text:h text:style-name="P58" text:outline-level="3"><text:soft-page-break/>Pagina de Erro</text:h>
      <text:p text:style-name="P20">Para aparecer uma pagina especifica toda vez que acontecer algum erro, é preciso colocar a propriedade errorElement no main.jsx:</text:p>
      <text:p text:style-name="P20"><text:span text:style-name="T19"><text:s/></text:span><text:span text:style-name="T11">errorElement: &lt;ErrorPage /&gt;</text:span></text:p>
      <text:p text:style-name="P17"/>
      <text:p text:style-name="P41">const router = createBrowserRouter([</text:p>
      <text:p text:style-name="P41"><text:span text:style-name="T4"><text:s text:c="4"/></text:span><text:span text:style-name="T14">{path: “/”, element: &lt;</text:span><text:span text:style-name="T18">App</text:span><text:span text:style-name="T14"> /&gt;, </text:span><text:span text:style-name="T19">errorElement: &lt;ErrorPage /&gt;</text:span><text:span text:style-name="T14">, </text:span><text:span text:style-name="T18">children: [</text:span></text:p>
      <text:p text:style-name="P41"><text:span text:style-name="T4"><text:s text:c="8"/></text:span><text:span text:style-name="T14">{path: “/”, element: &lt;Home /&gt;}</text:span><text:span text:style-name="T18">,</text:span></text:p>
      <text:p text:style-name="P41"><text:span text:style-name="T4"><text:s text:c="8"/></text:span><text:span text:style-name="T14">{path: “pagina2”,</text:span> <text:span text:style-name="T14">element: &lt;Pagina2/&gt;}</text:span></text:p>
      <text:p text:style-name="P41"><text:span text:style-name="T6"><text:s text:c="4"/>]</text:span><text:span text:style-name="T14">}</text:span></text:p>
      <text:p text:style-name="P41">]) </text:p>
      <text:h text:style-name="P58" text:outline-level="3">Navegação Entre Paginas</text:h>
      <text:p text:style-name="P20">Para alterar as paginas é utilizado o &lt;Link&gt;, ou seja, para navegar / mudar / se conectar ou ser redirecionado para outra pagina é utilizado ele. É um componente do react-router, como se fosse uma tag &lt;a&gt;.</text:p>
      <text:p text:style-name="P20"/>
      <text:p text:style-name="P20"><text:span text:style-name="T1">Importá-lo:</text:span> <text:span text:style-name="T12">import { Link } from “react-router-dom” </text:span></text:p>
      <text:p text:style-name="P21"/>
      <text:p text:style-name="P20">Igual a tag &lt;a&gt; é preciso definir o atributo que determina qual pagina o usuário vai acessar ao clicá-lo:</text:p>
      <text:p text:style-name="P22"/>
      <text:p text:style-name="P44">&lt;Link to=”/”&gt;Home&lt;/Link&gt; </text:p>
      <text:p text:style-name="P44">&lt;Link to=”/pagina2”&gt;Pagina2&lt;/Link&gt; </text:p>
      <text:h text:style-name="P58" text:outline-level="3">Rotas Aninhadas / <text:span text:style-name="T22">Rotas Dinamicas</text:span></text:h>
      <text:p text:style-name="P27">Algumas vezes é necessario ter identificadores únicos para cada pagina. Para fazer isso é utilizado um id (/:id) no path da pagina. O :id indica que o path vai receber um valor dinâmico no lugar dele, ou seja, que algum valor vai substituir o :id:</text:p>
      <text:p text:style-name="P49">path: “/pagina2/:id” </text:p>
      <text:p text:style-name="P23"/>
      <text:p text:style-name="P54"><text:soft-page-break/>Ex:</text:p>
      <text:p text:style-name="P42">const router = createBrowserRouter([</text:p>
      <text:p text:style-name="P42"><text:span text:style-name="T4"><text:s text:c="4"/></text:span><text:span text:style-name="T14">{path: “/”, element: &lt;</text:span><text:span text:style-name="T18">App</text:span><text:span text:style-name="T14"> /&gt;, </text:span><text:span text:style-name="T19">errorElement: &lt;ErrorPage /&gt;</text:span><text:span text:style-name="T14">, </text:span><text:span text:style-name="T18">children: [</text:span></text:p>
      <text:p text:style-name="P42"><text:span text:style-name="T4"><text:s text:c="8"/></text:span><text:span text:style-name="T14">{path: “/”, element: &lt;Home /&gt;}</text:span><text:span text:style-name="T18">,</text:span></text:p>
      <text:p text:style-name="P42"><text:span text:style-name="T4"><text:s text:c="8"/></text:span><text:span text:style-name="T14">{path: “/pagina/:</text:span><text:span text:style-name="T21">id</text:span><text:span text:style-name="T14">”,</text:span> <text:span text:style-name="T14">element: &lt;Pagina/&gt;}</text:span></text:p>
      <text:p text:style-name="P42"><text:span text:style-name="T6"><text:s text:c="4"/>]</text:span><text:span text:style-name="T14">}</text:span></text:p>
      <text:p text:style-name="P42">]) </text:p>
      <text:p text:style-name="P23"/>
      <text:p text:style-name="P27">Isso vai permitir ter uma pagina / resposta diferente para cada informação única.</text:p>
      <text:p text:style-name="P23"/>
      <text:p text:style-name="P27">Para utilizar essa funcionalidade será usado o &lt;Link&gt; e no atributo to=”” ao invés do :id será colocado um valor diferente, estático ou dinâmico:</text:p>
      <text:p text:style-name="P27"/>
      <text:p text:style-name="P45">&lt;Link to=”/pagina/2”&gt;Pagina 2&lt;/Link&gt; </text:p>
      <text:p text:style-name="P45">&lt;Link to=`/pagina/${valorDinâmico}`&gt;Pagina Dinâmica&lt;/Link&gt; </text:p>
      <text:p text:style-name="P1"/>
      <text:p text:style-name="P27">Esse id também é útil para carregar / pegar dados específicos do banco.</text:p>
      <text:p text:style-name="P1"/>
      <text:p text:style-name="P27"><text:span text:style-name="T1">Ex:</text:span> Pegar os dados dos usuários da pagina 2</text:p>
      <text:p text:style-name="P46">&lt;Link to=”/pagina/2/<text:span text:style-name="T22">users</text:span>”&gt;Pagina 2&lt;/Link&gt; </text:p>
      <text:p text:style-name="P1"/>
      <text:p text:style-name="P27">Para capturar esses dados é utilizado o useParams, que extrai a URL em forma de objeto, onde nele tem a propriedade id, que armazena o valor dinâmico da URL, ou seja, o valor que substitui o :id.</text:p>
      <text:p text:style-name="P1"/>
      <text:p text:style-name="P27">Em um componente diferente:</text:p>
      <text:p text:style-name="P24"/>
      <text:p text:style-name="P47">import { useParams } from “react-router-dom” </text:p>
      <text:p text:style-name="P1"/>
      <text:p text:style-name="P5"><text:span text:style-name="T13">const { id } = useParams() </text:span><text:span text:style-name="T22"><text:s/>← Pega o </text:span><text:span text:style-name="T25">i</text:span><text:span text:style-name="T22">d da URL (seja ele qual for) via destructuring</text:span></text:p>
      <text:h text:style-name="P58" text:outline-level="3"><text:soft-page-break/><text:span text:style-name="T24">2°</text:span> forma de Navegação <text:span text:style-name="T22">(redirect)</text:span></text:h>
      <text:p text:style-name="P28">O useNavigate permite a navegação entre paginas na parte da logica.</text:p>
      <text:p text:style-name="P28"/>
      <text:p text:style-name="P28"><text:span text:style-name="T1">Ex:</text:span> Quando um formulário é enviado e é preciso redirecionar o usuário para a home:</text:p>
      <text:p text:style-name="P24"/>
      <text:p text:style-name="P47">import { useNavigate } from “react-router-dom” </text:p>
      <text:p text:style-name="P1"/>
      <text:p text:style-name="P50">const navigate = useNavigate() </text:p>
      <text:p text:style-name="P25"/>
      <text:p text:style-name="P50">function <text:s/>handleContact() {</text:p>
      <text:p text:style-name="P50"><text:span text:style-name="T4"><text:s text:c="4"/></text:span>console.log(‘Mensagem Enviada’)</text:p>
      <text:p text:style-name="P50"><text:span text:style-name="T4"><text:s text:c="4"/></text:span>return navigate(“/”)</text:p>
      <text:p text:style-name="P50">}</text:p>
      <text:p text:style-name="P1"/>
      <text:p text:style-name="P33">&lt;<text:span text:style-name="T23">button onClick={handleContact}</text:span>&gt;<text:span text:style-name="T23">Enviar Mensagem</text:span>&lt;/<text:span text:style-name="T23">button</text:span>&gt; </text:p>
      <text:p text:style-name="P1"/>
      <text:p text:style-name="P4"><text:span text:style-name="T26">N</text:span><text:span text:style-name="T23">o argumento do navigate é passado o path da pagina </text:span><text:span text:style-name="T26">para qual o</text:span><text:span text:style-name="T23"> usuário será mandado.</text:span></text:p>
      <text:h text:style-name="P59" text:outline-level="3"><text:span text:style-name="T24">3°</text:span> forma de Navegação <text:span text:style-name="T22">(redirect)</text:span></text:h>
      <text:p text:style-name="P29">Redirecionamento por componente é mais utilizada para quando uma pagina deixa de existir no site e é preciso redirecionar o usuário para a pagina certa / que esta ativa:</text:p>
      <text:p text:style-name="P26"/>
      <text:p text:style-name="P48">import { Navigate } from “react-router-dom </text:p>
      <text:p text:style-name="P26"/>
      <text:p text:style-name="P26"><text:span text:style-name="T27">N</text:span>a configuração da pagina desativada, a propriedade element terá o Navigate com o to=”” para a pagina certa:</text:p>
      <text:p text:style-name="P26"/>
      <text:p text:style-name="P48">{path: “paginaAntiga”, element: &lt;Navigate to=”/paginaNova” /&gt;} </text:p>
      <text:h text:style-name="P57" text:outline-level="2"><text:soft-page-break/>Estrutura Principal</text:h>
      <text:p text:style-name="P6"><text:span text:style-name="T3">Para projetos mais simples:</text:span><text:span text:style-name="T28"> </text:span></text:p>
      <text:p text:style-name="P55">main.jsx</text:p>
      <text:p text:style-name="P32">import { BrowserRouter } from 'react-router-dom' </text:p>
      <text:p text:style-name="P32">import App from './App' </text:p>
      <text:p text:style-name="P1"/>
      <text:p text:style-name="P32">ReactDOM.createRoot(document.getElementById('root')).render(</text:p>
      <text:p text:style-name="P32"><text:span text:style-name="T4"><text:s text:c="4"/></text:span>&lt;React.StrictMode&gt;</text:p>
      <text:p text:style-name="P32"><text:span text:style-name="T4"><text:s text:c="8"/></text:span>&lt;BrowserRouter&gt;</text:p>
      <text:p text:style-name="P32"><text:span text:style-name="T4"><text:s text:c="12"/></text:span>&lt;App /&gt;</text:p>
      <text:p text:style-name="P32"><text:span text:style-name="T4"><text:s text:c="8"/></text:span>&lt;/BrowserRouter&gt;</text:p>
      <text:p text:style-name="P32"><text:span text:style-name="T4"><text:s text:c="4"/></text:span>&lt;/React.StrictMode&gt;</text:p>
      <text:p text:style-name="P32">)</text:p>
      <text:p text:style-name="P1"/>
      <text:p text:style-name="P55">App.jsx</text:p>
      <text:p text:style-name="P32">import { Routes, Route, Link } from 'react-router-dom' </text:p>
      <text:p text:style-name="P32">import Home from './pages/Home' </text:p>
      <text:p text:style-name="P32">import About from './pages/About' </text:p>
      <text:p text:style-name="P1"/>
      <text:p text:style-name="P51">function App() {</text:p>
      <text:p text:style-name="P51">return (</text:p>
      <text:p text:style-name="P51"><text:span text:style-name="T4"><text:s text:c="4"/></text:span>&lt;div&gt;</text:p>
      <text:p text:style-name="P51"><text:span text:style-name="T4"><text:s text:c="8"/></text:span>&lt;nav&gt;</text:p>
      <text:p text:style-name="P51"><text:span text:style-name="T4"><text:s text:c="12"/></text:span>&lt;Link to=”/”&gt;Home&lt;/Link&gt; &lt;Link to=”/about”&gt;About&lt;/Link&gt;</text:p>
      <text:p text:style-name="P51"><text:span text:style-name="T4"><text:s text:c="8"/></text:span>&lt;/nav&gt;</text:p>
      <text:p text:style-name="P51"><text:span text:style-name="T4"><text:s text:c="8"/></text:span>&lt;Routes&gt;</text:p>
      <text:p text:style-name="P51"><text:span text:style-name="T4"><text:s text:c="12"/></text:span>&lt;Route path=”/” element={&lt;Home /&gt;} /&gt;</text:p>
      <text:p text:style-name="P51"><text:span text:style-name="T4"><text:s text:c="12"/></text:span>&lt;Route path=”/about” element={&lt;About /&gt;} /&gt;</text:p>
      <text:p text:style-name="P51"><text:span text:style-name="T4"><text:s text:c="8"/></text:span>&lt;/Routes&gt;</text:p>
      <text:p text:style-name="P51"><text:span text:style-name="T4"><text:s text:c="4"/></text:span>&lt;/div&gt;</text:p>
      <text:p text:style-name="P51">)} export default App</text:p>
      <text:p text:style-name="P30"><text:soft-page-break/><text:span text:style-name="T1">Para projetos mais complexos:</text:span> </text:p>
      <text:p text:style-name="P63">main.jsx</text:p>
      <text:p text:style-name="P32">import { RouterProvider, createBrowserRouter } from 'react-router-dom'</text:p>
      <text:p text:style-name="P32">import Layout from './components/Layout'</text:p>
      <text:p text:style-name="P32">import Home from './pages/Home'</text:p>
      <text:p text:style-name="P32">import About from './pages/About'</text:p>
      <text:p text:style-name="P32">import ErrorPage from './pages/ErrorPage' <text:span text:style-name="T4"><text:s/>// opcional, mas recomendado</text:span></text:p>
      <text:p text:style-name="P1"/>
      <text:p text:style-name="P34">const router = createBrowserRouter([</text:p>
      <text:p text:style-name="P34"><text:s text:c="4"/>{</text:p>
      <text:p text:style-name="P34"><text:span text:style-name="T4"><text:s text:c="8"/></text:span><text:span text:style-name="T29">path=”/”,</text:span></text:p>
      <text:p text:style-name="P34"><text:span text:style-name="T4"><text:s text:c="8"/></text:span><text:span text:style-name="T29">element= &lt;Layout /&gt;,</text:span></text:p>
      <text:p text:style-name="P34"><text:span text:style-name="T4"><text:s text:c="8"/></text:span><text:span text:style-name="T29">errorElement: &lt;ErrorPage /&gt;,</text:span></text:p>
      <text:p text:style-name="P34"><text:span text:style-name="T4"><text:s text:c="8"/></text:span><text:span text:style-name="T29">children: [</text:span></text:p>
      <text:p text:style-name="P34"><text:span text:style-name="T4"><text:s text:c="12"/></text:span><text:span text:style-name="T29">{ index: true, element: &lt;Home /&gt; },</text:span></text:p>
      <text:p text:style-name="P34"><text:span text:style-name="T4"><text:s text:c="12"/></text:span><text:span text:style-name="T29">{ path: “about”, element: &lt;About /&gt; }</text:span></text:p>
      <text:p text:style-name="P34"><text:span text:style-name="T7"><text:s text:c="8"/></text:span><text:span text:style-name="T29">]</text:span></text:p>
      <text:p text:style-name="P34"><text:span text:style-name="T4"><text:s text:c="4"/></text:span>}</text:p>
      <text:p text:style-name="P32">])</text:p>
      <text:p text:style-name="P1"/>
      <text:p text:style-name="P32">ReactDOM.createRoot(document.getElementById('root')).render(</text:p>
      <text:p text:style-name="P32"><text:span text:style-name="T4"><text:s text:c="4"/></text:span>&lt;React.StrictMode&gt;</text:p>
      <text:p text:style-name="P34"><text:span text:style-name="T4"><text:s text:c="8"/></text:span>&lt;RouterProvider router={router} /&gt;</text:p>
      <text:p text:style-name="P34"><text:span text:style-name="T4"><text:s text:c="4"/></text:span>&lt;/React.StrictMode&gt;</text:p>
      <text:p text:style-name="P32">)</text:p>
      <text:p text:style-name="P1"/>
      <text:p text:style-name="P1"/>
      <text:p text:style-name="P56">Layout.jsx</text:p>
      <text:p text:style-name="P32">import { Outlet, Link } from 'react-router-dom' </text:p>
      <text:p text:style-name="P1"/>
      <text:p text:style-name="P1"/>
      <text:p text:style-name="P32"><text:soft-page-break/>export default function Layout() {</text:p>
      <text:p text:style-name="P32"><text:span text:style-name="T4"><text:s text:c="4"/></text:span>return (</text:p>
      <text:p text:style-name="P35"><text:span text:style-name="T4"><text:s text:c="8"/></text:span>&lt;div&gt;</text:p>
      <text:p text:style-name="P35"><text:span text:style-name="T4"><text:s text:c="12"/></text:span>&lt;nav&gt;</text:p>
      <text:p text:style-name="P35"><text:span text:style-name="T4"><text:s text:c="16"/></text:span>&lt;Link to="/"&gt;Home&lt;/Link&gt; | </text:p>
      <text:p text:style-name="P35"><text:span text:style-name="T4"><text:s text:c="16"/></text:span>&lt;Link to="/about"&gt;About&lt;/Link&gt;</text:p>
      <text:p text:style-name="P35"><text:span text:style-name="T4"><text:s text:c="12"/></text:span>&lt;/nav&gt;</text:p>
      <text:p text:style-name="P35"><text:span text:style-name="T4"><text:s text:c="12"/></text:span>&lt;Outlet /&gt; <text:s/><text:span text:style-name="T4"><text:s/>// </text:span><text:span text:style-name="T8">Onde as paginas irão aparecer</text:span></text:p>
      <text:p text:style-name="P35"><text:span text:style-name="T4"><text:s text:c="8"/></text:span>&lt;/div&gt;</text:p>
      <text:p text:style-name="P35"><text:span text:style-name="T4"><text:s text:c="4"/></text:span>)</text:p>
      <text:p text:style-name="P1"><text:span text:style-name="T9">}</text:span></text:p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0:04:19.104000000</meta:creation-date>
    <dc:date>2025-05-02T10:21:13.388000000</dc:date>
    <meta:editing-duration>PT5H5M59S</meta:editing-duration>
    <meta:editing-cycles>21</meta:editing-cycles>
    <meta:generator>LibreOffice/24.2.2.2$Windows_X86_64 LibreOffice_project/d56cc158d8a96260b836f100ef4b4ef25d6f1a01</meta:generator>
    <meta:document-statistic meta:table-count="0" meta:image-count="0" meta:object-count="0" meta:page-count="10" meta:paragraph-count="189" meta:word-count="1149" meta:character-count="8292" meta:non-whitespace-character-count="6860"/>
  </office:meta>
</office:document-meta>
</file>